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imes New Roman" svg:font-family="'Times New Roman'"/>
    <style:font-face style:name="Luxi Mono" svg:font-family="'Luxi Mono'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Reference Serif1" svg:font-family="'MS Reference Serif'" style:font-family-generic="roman" style:font-pitch="variable"/>
    <style:font-face style:name="MS Reference Serif" svg:font-family="'MS Reference Serif'" style:font-adornments="Standard" style:font-family-generic="roman" style:font-pitch="variable"/>
    <style:font-face style:name="MS Reference Sans Serif" svg:font-family="'MS Reference Sans Serif'" style:font-family-generic="swiss" style:font-pitch="variable"/>
  </office:font-face-decls>
  <office:automatic-styles>
    <style:style style:name="P1" style:family="paragraph" style:parent-style-name="Text_20_body">
      <style:text-properties style:font-name="Luxi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l to expression rules:</text:p>
      <text:p text:style-name="P1"><text:s text:c="4"/></text:p>
      <text:p text:style-name="P1"><text:s text:c="4"/>expression_rules( SENTENCE ).</text:p>
      <text:p text:style-name="P1"/>
      <text:p text:style-name="P1"><text:s text:c="4"/>SENTENCE:</text:p>
      <text:p text:style-name="P1"><text:s text:c="8"/>Illocution, ClauseType, PRED, [wh], NList, Punctuation</text:p>
      <text:p text:style-name="P1"><text:s text:c="4"/>with:</text:p>
      <text:p text:style-name="P1"><text:s text:c="8"/>Illocution = decl, question</text:p>
      <text:p text:style-name="P1"><text:s text:c="8"/>ClauseType = mainclause, relclause</text:p>
      <text:p text:style-name="P1"><text:s text:c="8"/>NList = ???</text:p>
      <text:p text:style-name="P1"><text:s text:c="8"/>Punctuation = seems to be returned by expression rules</text:p>
      <text:p text:style-name="P1"/>
      <text:p text:style-name="P1"><text:s text:c="4"/>PRED:</text:p>
      <text:p text:style-name="P1"><text:s text:c="8"/>[Type, Diathesis, TAM, [Verb, [VerbPast, VerbParticiple]], ARGS]</text:p>
      <text:p text:style-name="P1"><text:s text:c="4"/>with:</text:p>
      <text:p text:style-name="P1"><text:s text:c="8"/>Type = action, state</text:p>
      <text:p text:style-name="P1"><text:s text:c="8"/>Diathesis = active, passive</text:p>
      <text:p text:style-name="P1"><text:s text:c="8"/>Verb = base form (e.g. 'give')</text:p>
      <text:p text:style-name="P1"><text:s text:c="8"/>VerbPast = past tense form (e.g. 'gave' or 'regular')</text:p>
      <text:p text:style-name="P1"><text:s text:c="8"/>VerbParticiple = participle form (e.g. 'given')</text:p>
      <text:p text:style-name="P1"><text:s text:c="4"/></text:p>
      <text:p text:style-name="P1"><text:s text:c="4"/>TAM:</text:p>
      <text:p text:style-name="P1"><text:s text:c="8"/>[ Mode, Tense, Perfect, Progressive, _ ]</text:p>
      <text:p text:style-name="P1"><text:s text:c="4"/>with:</text:p>
      <text:p text:style-name="P1"><text:s text:c="8"/>Mode = ind</text:p>
      <text:p text:style-name="P1"><text:s text:c="8"/>Tense = present, past</text:p>
      <text:p text:style-name="P1"><text:s text:c="8"/>Perfect = perfect, non_perfect</text:p>
      <text:p text:style-name="P1"><text:s text:c="8"/>Progressive = progressive, non_progressive</text:p>
      <text:p text:style-name="P1"/>
      <text:p text:style-name="P1"><text:s text:c="4"/>ARGS:</text:p>
      <text:p text:style-name="P1"><text:s text:c="8"/>[ TERM_THEME, TERM_SUBJ, TERM_OBJ, RESTARGS, SATELLITES <text:s/>]</text:p>
      <text:p text:style-name="P1"/>
      <text:p text:style-name="P1"><text:s text:c="4"/>TERM_THEME, TERM_SUBJ, TERM_OBJ:</text:p>
      <text:p text:style-name="P1"><text:s text:c="8"/>[ _, TERM ]</text:p>
      <text:p text:style-name="P1"/>
      <text:p text:style-name="P1"><text:s text:c="4"/>RESTARGS, SATELLITES:</text:p>
      <text:p text:style-name="P1"><text:s text:c="8"/>[ [ Role, Restriction, TERM ]* ]</text:p>
      <text:p text:style-name="P1"/>
      <text:p text:style-name="P1"><text:s text:c="4"/>TERM:</text:p>
      <text:p text:style-name="P1"><text:s text:c="8"/>[_, [Det, Num], Lex, [ArgSelRestr, Plural, Gender], MODIFS, RELPHASE, RELCLAUSE]</text:p>
      <text:p text:style-name="P1"><text:s text:c="4"/>with:</text:p>
      <text:p text:style-name="P1"><text:s text:c="8"/>Det = EMPTY, def, indef, total, prox, nprox, neg, qdef, qindef </text:p>
      <text:p text:style-name="P1"><text:s text:c="8"/>Num = sing, plural </text:p>
      <text:p text:style-name="P1"><text:s text:c="8"/>Lex = &lt;lexeme&gt; </text:p>
      <text:p text:style-name="P1"><text:s text:c="8"/>ArgSelRestr = instrument, animate, readable, human</text:p>
      <text:p text:style-name="P1"><text:s text:c="8"/>Plural = &lt;suppletive-form&gt;, regular </text:p>
      <text:p text:style-name="P1"><text:s text:c="8"/>Gender = masc, fem, neuter</text:p>
      <text:p text:style-name="P1"/>
      <text:p text:style-name="P1"><text:s text:c="4"/>MODIFS:</text:p>
      <text:p text:style-name="P1"><text:s text:c="8"/>[ &lt;adjective&gt;* ]</text:p>
      <text:p text:style-name="P1"/>
      <text:p text:style-name="P1"><text:s text:c="4"/>RELPHRASE: <text:s/>??? seems to be something like 'of the man' ???</text:p>
      <text:p text:style-name="P1"><text:s text:c="8"/>[ ??? ]</text:p>
      <text:p text:style-name="P1"/>
      <text:p text:style-name="P1"><text:s text:c="4"/>RELCLAUSE:</text:p>
      <text:p text:style-name="P1"><text:s text:c="8"/>[ SENTENCE 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imes New Roman" svg:font-family="'Times New Roman'"/>
    <style:font-face style:name="Luxi Mono" svg:font-family="'Luxi Mono'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Reference Serif1" svg:font-family="'MS Reference Serif'" style:font-family-generic="roman" style:font-pitch="variable"/>
    <style:font-face style:name="MS Reference Serif" svg:font-family="'MS Reference Serif'" style:font-adornments="Standard" style:font-family-generic="roman" style:font-pitch="variable"/>
    <style:font-face style:name="MS Reference Sans Serif" svg:font-family="'MS Reference Sans Serif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fo:color="#000000" style:font-name="Times New Roman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  <style:text-properties style:font-name="MS Reference Serif"/>
    </style:style>
    <style:style style:name="Text_20_body" style:display-name="Text body" style:family="paragraph" style:parent-style-name="Standard" style:class="text">
      <style:paragraph-properties fo:margin-top="0cm" fo:margin-bottom="0cm" fo:line-height="12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Standard" style:class="text">
      <style:paragraph-properties fo:margin-top="0.423cm" fo:margin-bottom="0.212cm" fo:keep-with-next="always"/>
      <style:text-properties style:font-name="MS Reference Sans Serif" fo:font-size="12pt" fo:font-style="italic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class="text" style:default-outline-level="1">
      <style:text-properties fo:font-size="14pt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2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class="text" style:default-outline-level="4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12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12pt" fo:font-style="normal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12pt" fo:font-style="normal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12pt" fo:font-style="normal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12pt" fo:font-style="normal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12pt" fo:font-style="normal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MS Reference Serif1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cm" fo:margin-right="0cm" fo:margin-top="0.423cm" fo:margin-bottom="0.212cm" fo:text-indent="0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.423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0.64cm" fo:margin-right="0cm" fo:margin-top="0.423cm" fo:margin-bottom="0.212cm" fo:text-indent="-0.64cm" style:auto-text-indent="false">
        <style:tab-stops/>
      </style:paragraph-properties>
    </style:style>
    <style:style style:name="Numbering_20_2" style:display-name="Numbering 2" style:family="paragraph" style:parent-style-name="List" style:list-style-name="Numbering_20_2" style:class="list">
      <style:paragraph-properties fo:margin-left="0.64cm" fo:margin-right="0cm" fo:margin-top="0cm" fo:margin-bottom="0.212cm" fo:text-indent="-0.64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27cm" fo:margin-right="0cm" fo:margin-top="0.423cm" fo:margin-bottom="0.212cm" fo:text-indent="-0.64cm" style:auto-text-indent="false">
        <style:tab-stops/>
      </style:paragraph-properties>
    </style:style>
    <style:style style:name="Numbering_20_3" style:display-name="Numbering 3" style:family="paragraph" style:parent-style-name="List" style:list-style-name="Numbering_20_3" style:class="list">
      <style:paragraph-properties fo:margin-left="1.27cm" fo:margin-right="0cm" fo:margin-top="0cm" fo:margin-bottom="0.212cm" fo:text-indent="-0.64cm" style:auto-text-indent="false">
        <style:tab-stops/>
      </style:paragraph-properties>
    </style:style>
    <style:style style:name="Numbering_20_3_20_End" style:display-name="Numbering 3 End" style:family="paragraph" style:parent-style-name="List" style:class="list">
      <style:paragraph-properties fo:margin-left="1.91cm" fo:margin-right="0cm" fo:margin-top="0cm" fo:margin-bottom="0.423cm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1.91cm" fo:margin-right="0cm" fo:margin-top="0.423cm" fo:margin-bottom="0.212cm" fo:text-indent="-0.64cm" style:auto-text-indent="false">
        <style:tab-stops/>
      </style:paragraph-properties>
    </style:style>
    <style:style style:name="Numbering_20_4" style:display-name="Numbering 4" style:family="paragraph" style:parent-style-name="List" style:list-style-name="Numbering_20_4" style:class="list">
      <style:paragraph-properties fo:margin-left="1.91cm" fo:margin-right="0cm" fo:margin-top="0cm" fo:margin-bottom="0.212cm" fo:text-indent="-0.64cm" style:auto-text-indent="false">
        <style:tab-stops/>
      </style:paragraph-properties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2.54cm" fo:margin-right="0cm" fo:margin-top="0.423cm" fo:margin-bottom="0.212cm" fo:text-indent="-0.64cm" style:auto-text-indent="false">
        <style:tab-stops/>
      </style:paragraph-properties>
    </style:style>
    <style:style style:name="Numbering_20_5" style:display-name="Numbering 5" style:family="paragraph" style:parent-style-name="List" style:list-style-name="Numbering_20_5" style:class="list">
      <style:paragraph-properties fo:margin-left="2.54cm" fo:margin-right="0cm" fo:margin-top="0cm" fo:margin-bottom="0.212cm" fo:text-indent="-0.64cm" style:auto-text-indent="false">
        <style:tab-stops/>
      </style:paragraph-properties>
    </style:style>
    <style:style style:name="Numbering_20_5_20_End" style:display-name="Numbering 5 End" style:family="paragraph" style:parent-style-name="List" style:class="list">
      <style:paragraph-properties fo:margin-left="3.18cm" fo:margin-right="0cm" fo:margin-top="0cm" fo:margin-bottom="0.423cm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cm" fo:margin-right="0cm" fo:margin-top="0.423cm" fo:margin-bottom="0.212cm" fo:text-indent="0cm" style:auto-text-indent="false">
        <style:tab-stops/>
      </style:paragraph-properties>
    </style:style>
    <style:style style:name="List_20_1" style:display-name="List 1" style:family="paragraph" style:parent-style-name="List" style:list-style-name="List_20_1" style:class="lis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</style:style>
    <style:style style:name="List_20_1_20_End" style:display-name="List 1 End" style:family="paragraph" style:parent-style-name="List" style:class="list">
      <style:paragraph-properties fo:margin-left="0.319cm" fo:margin-right="0cm" fo:margin-top="0cm" fo:margin-bottom="0.423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31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0.64cm" fo:margin-right="0cm" fo:margin-top="0.423cm" fo:margin-bottom="0.212cm" fo:text-indent="-0.64cm" style:auto-text-indent="false">
        <style:tab-stops/>
      </style:paragraph-properties>
    </style:style>
    <style:style style:name="List_20_2" style:display-name="List 2" style:family="paragraph" style:parent-style-name="List" style:list-style-name="List_20_2" style:class="list">
      <style:paragraph-properties fo:margin-left="0.64cm" fo:margin-right="0cm" fo:margin-top="0cm" fo:margin-bottom="0.212cm" fo:text-indent="-0.64cm" style:auto-text-indent="false">
        <style:tab-stops/>
      </style:paragraph-properties>
    </style:style>
    <style:style style:name="List_20_2_20_End" style:display-name="List 2 End" style:family="paragraph" style:parent-style-name="List" style:class="list">
      <style:paragraph-properties fo:margin-left="1.589cm" fo:margin-right="0cm" fo:margin-top="0cm" fo:margin-bottom="0.423cm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589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27cm" fo:margin-right="0cm" fo:margin-top="0.423cm" fo:margin-bottom="0.212cm" fo:text-indent="-0.64cm" style:auto-text-indent="false">
        <style:tab-stops/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1.27cm" fo:margin-right="0cm" fo:margin-top="0cm" fo:margin-bottom="0.212cm" fo:text-indent="-0.64cm" style:auto-text-indent="false">
        <style:tab-stops/>
      </style:paragraph-properties>
    </style:style>
    <style:style style:name="List_20_4_20_Start" style:display-name="List 4 Start" style:family="paragraph" style:parent-style-name="List" style:list-style-name="List_20_4" style:class="list">
      <style:paragraph-properties fo:margin-left="1.91cm" fo:margin-right="0cm" fo:margin-top="0.423cm" fo:margin-bottom="0.212cm" fo:text-indent="-0.64cm" style:auto-text-indent="false">
        <style:tab-stops/>
      </style:paragraph-properties>
    </style:style>
    <style:style style:name="List_20_4" style:display-name="List 4" style:family="paragraph" style:parent-style-name="List" style:list-style-name="List_20_4" style:class="list">
      <style:paragraph-properties fo:margin-left="1.91cm" fo:margin-right="0cm" fo:margin-top="0cm" fo:margin-bottom="0.212cm" fo:text-indent="-0.64cm" style:auto-text-indent="false" style:shadow="none">
        <style:tab-stops/>
      </style:paragraph-properties>
    </style:style>
    <style:style style:name="List_20_4_20_End" style:display-name="List 4 End" style:family="paragraph" style:parent-style-name="List" style:class="list">
      <style:paragraph-properties fo:margin-left="2.23cm" fo:margin-right="0cm" fo:margin-top="0cm" fo:margin-bottom="0.423cm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23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2.54cm" fo:margin-right="0cm" fo:margin-top="0.423cm" fo:margin-bottom="0.212cm" fo:text-indent="-0.64cm" style:auto-text-indent="false">
        <style:tab-stops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2.54cm" fo:margin-right="0cm" fo:margin-top="0cm" fo:margin-bottom="0.212cm" fo:text-indent="-0.64cm" style:auto-text-indent="false">
        <style:tab-stops/>
      </style:paragraph-properties>
    </style:style>
    <style:style style:name="List_20_5_20_End" style:display-name="List 5 End" style:family="paragraph" style:parent-style-name="List" style:class="list">
      <style:paragraph-properties fo:margin-left="2.859cm" fo:margin-right="0cm" fo:margin-top="0cm" fo:margin-bottom="0.423cm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2.859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MS Reference Serif1" fo:font-size="12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MS Reference Serif1"/>
    </style:style>
    <style:style style:name="Bibliography_20_1" style:display-name="Bibliography 1" style:family="paragraph" style:parent-style-name="Index" style:class="index">
      <style:paragraph-properties fo:margin-left="1cm" fo:margin-right="0cm" fo:margin-top="0cm" fo:margin-bottom="0.21cm" fo:line-height="100%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Quotations" style:family="paragraph" style:parent-style-name="Standard" style:next-style-name="Text_20_body" style:class="html">
      <style:paragraph-properties fo:margin-left="1.499cm" fo:margin-right="1.499cm" fo:margin-top="0.42cm" fo:margin-bottom="0.42cm" fo:text-indent="0cm" style:auto-text-indent="false"/>
      <style:text-properties fo:font-size="10pt" fo:font-weight="normal"/>
    </style:style>
    <style:style style:name="ZitatAnfang" style:family="paragraph" style:parent-style-name="Quotations" style:next-style-name="ZitatFortsetzung">
      <style:paragraph-properties fo:margin-top="0.42cm" fo:margin-bottom="0.21cm"/>
    </style:style>
    <style:style style:name="ZitatFortsetzung" style:family="paragraph" style:parent-style-name="Quotations">
      <style:paragraph-properties fo:margin-top="0cm" fo:margin-bottom="0.21cm"/>
    </style:style>
    <style:style style:name="ZitatEnde" style:family="paragraph" style:parent-style-name="Quotations" style:next-style-name="Text_20_body">
      <style:paragraph-properties fo:margin-top="0cm" fo:margin-bottom="0.42cm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MS Reference Serif"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suffix=". " style:num-format="1"/>
      <text:outline-level-style text:level="2" style:num-suffix=" " style:num-format="1" text:display-levels="2"/>
      <text:outline-level-style text:level="3" style:num-suffix=" " style:num-format="1" text:display-levels="3"/>
      <text:outline-level-style text:level="4" style:num-suffix=" " style:num-format="1" text:display-levels="4"/>
      <text:outline-level-style text:level="5" style:num-suffix=" " style:num-format="1" text:display-levels="5"/>
      <text:outline-level-style text:level="6" style:num-suffix=" " style:num-format="1" text:display-levels="6"/>
      <text:outline-level-style text:level="7" style:num-suffix=" " style:num-format="1" text:display-levels="7"/>
      <text:outline-level-style text:level="8" style:num-suffix=" " style:num-format="1" text:display-levels="8"/>
      <text:outline-level-style text:level="9" style:num-suffix=" " style:num-format="1" text:display-levels="9"/>
      <text:outline-level-style text:level="10" style:num-suffix=" " style:num-format="1" text:display-levels="10">
        <style:list-level-properties text:min-label-width="0.25cm" text:min-label-distance="0.25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2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3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4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5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6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7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8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9" text:style-name="Numbering_20_Symbols" style:num-prefix=" " style:num-suffix="." style:num-format="1">
        <style:list-level-properties text:min-label-width="0.6cm" text:min-label-distance="0.199cm"/>
      </text:list-level-style-number>
      <text:list-level-style-number text:level="10" text:style-name="Numbering_20_Symbols" style:num-prefix=" " style:num-suffix="." style:num-format="1">
        <style:list-level-properties text:min-label-width="0.6cm" text:min-label-distance="0.199cm"/>
      </text:list-level-style-number>
    </text:list-style>
    <text:list-style style:name="Numbering_20_2" style:display-name="Numbering 2">
      <text:list-level-style-number text:level="1" style:num-suffix="." style:num-format="a">
        <style:list-level-properties text:min-label-width="0.6cm" text:min-label-distance="0.199cm"/>
      </text:list-level-style-number>
      <text:list-level-style-number text:level="2" style:num-suffix="." style:num-format="a">
        <style:list-level-properties text:space-before="0.499cm" text:min-label-width="0.6cm" text:min-label-distance="0.199cm"/>
      </text:list-level-style-number>
      <text:list-level-style-number text:level="3" style:num-suffix="." style:num-format="a">
        <style:list-level-properties text:space-before="0.998cm" text:min-label-width="0.6cm" text:min-label-distance="0.199cm"/>
      </text:list-level-style-number>
      <text:list-level-style-number text:level="4" style:num-suffix="." style:num-format="a">
        <style:list-level-properties text:space-before="1.998cm" text:min-label-width="0.6cm" text:min-label-distance="0.199cm"/>
      </text:list-level-style-number>
      <text:list-level-style-number text:level="5" style:num-suffix="." style:num-format="a">
        <style:list-level-properties text:space-before="3.249cm" text:min-label-width="0.6cm" text:min-label-distance="0.199cm"/>
      </text:list-level-style-number>
      <text:list-level-style-number text:level="6" style:num-suffix="." style:num-format="a">
        <style:list-level-properties text:space-before="4.748cm" text:min-label-width="0.6cm" text:min-label-distance="0.199cm"/>
      </text:list-level-style-number>
      <text:list-level-style-number text:level="7" style:num-suffix="." style:num-format="a">
        <style:list-level-properties text:space-before="6.549cm" text:min-label-width="0.6cm" text:min-label-distance="0.199cm"/>
      </text:list-level-style-number>
      <text:list-level-style-number text:level="8" style:num-suffix="." style:num-format="a">
        <style:list-level-properties text:space-before="8.849cm" text:min-label-width="0.6cm" text:min-label-distance="0.199cm"/>
      </text:list-level-style-number>
      <text:list-level-style-number text:level="9" style:num-suffix="." style:num-format="a">
        <style:list-level-properties text:space-before="11.449cm" text:min-label-width="0.6cm" text:min-label-distance="0.199cm"/>
      </text:list-level-style-number>
      <text:list-level-style-number text:level="10" style:num-suffix="." style:num-format="a">
        <style:list-level-properties text:space-before="14.25cm" text:min-label-width="0.6cm" text:min-label-distance="0.199cm"/>
      </text:list-level-style-number>
    </text:list-style>
    <text:list-style style:name="Numbering_20_3" style:display-name="Numbering 3">
      <text:list-level-style-number text:level="1" style:num-suffix="." style:num-format="i">
        <style:list-level-properties text:min-label-width="0.6cm" text:min-label-distance="0.199cm"/>
      </text:list-level-style-number>
      <text:list-level-style-number text:level="2" style:num-suffix="." style:num-format="i">
        <style:list-level-properties text:space-before="3cm" text:min-label-width="0.6cm" text:min-label-distance="0.199cm"/>
      </text:list-level-style-number>
      <text:list-level-style-number text:level="3" style:num-suffix="." style:num-format="i">
        <style:list-level-properties text:space-before="6cm" text:min-label-width="0.6cm" text:min-label-distance="0.199cm"/>
      </text:list-level-style-number>
      <text:list-level-style-number text:level="4" style:num-suffix="." style:num-format="i">
        <style:list-level-properties text:space-before="9.001cm" text:min-label-width="0.6cm" text:min-label-distance="0.199cm"/>
      </text:list-level-style-number>
      <text:list-level-style-number text:level="5" style:num-suffix="." style:num-format="i">
        <style:list-level-properties text:space-before="12.001cm" text:min-label-width="0.6cm" text:min-label-distance="0.199cm"/>
      </text:list-level-style-number>
      <text:list-level-style-number text:level="6" style:num-suffix="." style:num-format="i">
        <style:list-level-properties text:space-before="15.002cm" text:min-label-width="0.6cm" text:min-label-distance="0.199cm"/>
      </text:list-level-style-number>
      <text:list-level-style-number text:level="7" style:num-suffix="." style:num-format="i">
        <style:list-level-properties text:space-before="18.002cm" text:min-label-width="0.6cm" text:min-label-distance="0.199cm"/>
      </text:list-level-style-number>
      <text:list-level-style-number text:level="8" style:num-suffix="." style:num-format="i">
        <style:list-level-properties text:space-before="21.002cm" text:min-label-width="0.6cm" text:min-label-distance="0.199cm"/>
      </text:list-level-style-number>
      <text:list-level-style-number text:level="9" style:num-suffix="." style:num-format="i">
        <style:list-level-properties text:space-before="24.003cm" text:min-label-width="0.6cm" text:min-label-distance="0.199cm"/>
      </text:list-level-style-number>
      <text:list-level-style-number text:level="10" style:num-suffix="." style:num-format="i">
        <style:list-level-properties text:space-before="27.003cm" text:min-label-width="0.6cm" text:min-label-distance="0.199cm"/>
      </text:list-level-style-number>
    </text:list-style>
    <text:list-style style:name="Numbering_20_4" style:display-name="Numbering 4">
      <text:list-level-style-number text:level="1" style:num-suffix="." style:num-format="A">
        <style:list-level-properties text:min-label-width="0.6cm" text:min-label-distance="0.199cm"/>
      </text:list-level-style-number>
      <text:list-level-style-number text:level="2" style:num-suffix="." style:num-format="A">
        <style:list-level-properties text:space-before="0.501cm" text:min-label-width="0.6cm" text:min-label-distance="0.199cm"/>
      </text:list-level-style-number>
      <text:list-level-style-number text:level="3" style:num-suffix="." style:num-format="A">
        <style:list-level-properties text:space-before="1cm" text:min-label-width="0.6cm" text:min-label-distance="0.199cm"/>
      </text:list-level-style-number>
      <text:list-level-style-number text:level="4" style:num-suffix="." style:num-format="A">
        <style:list-level-properties text:space-before="1.501cm" text:min-label-width="0.6cm" text:min-label-distance="0.199cm"/>
      </text:list-level-style-number>
      <text:list-level-style-number text:level="5" style:num-suffix="." style:num-format="A">
        <style:list-level-properties text:space-before="2cm" text:min-label-width="0.6cm" text:min-label-distance="0.199cm"/>
      </text:list-level-style-number>
      <text:list-level-style-number text:level="6" style:num-suffix="." style:num-format="A">
        <style:list-level-properties text:space-before="2.501cm" text:min-label-width="0.6cm" text:min-label-distance="0.199cm"/>
      </text:list-level-style-number>
      <text:list-level-style-number text:level="7" style:num-suffix="." style:num-format="A">
        <style:list-level-properties text:space-before="3cm" text:min-label-width="0.6cm" text:min-label-distance="0.199cm"/>
      </text:list-level-style-number>
      <text:list-level-style-number text:level="8" style:num-suffix="." style:num-format="A">
        <style:list-level-properties text:space-before="3.501cm" text:min-label-width="0.6cm" text:min-label-distance="0.199cm"/>
      </text:list-level-style-number>
      <text:list-level-style-number text:level="9" style:num-suffix="." style:num-format="A">
        <style:list-level-properties text:space-before="4cm" text:min-label-width="0.6cm" text:min-label-distance="0.199cm"/>
      </text:list-level-style-number>
      <text:list-level-style-number text:level="10" style:num-suffix="." style:num-format="A">
        <style:list-level-properties text:space-before="4.501cm" text:min-label-width="0.6cm" text:min-label-distance="0.199cm"/>
      </text:list-level-style-number>
    </text:list-style>
    <text:list-style style:name="Numbering_20_5" style:display-name="Numbering 5">
      <text:list-level-style-number text:level="1" style:num-suffix="." style:num-format="I">
        <style:list-level-properties text:min-label-width="0.6cm" text:min-label-distance="0.199cm"/>
      </text:list-level-style-number>
      <text:list-level-style-number text:level="2" style:num-suffix="." style:num-format="I">
        <style:list-level-properties text:space-before="0.45cm" text:min-label-width="0.6cm" text:min-label-distance="0.199cm"/>
      </text:list-level-style-number>
      <text:list-level-style-number text:level="3" style:num-suffix="." style:num-format="I">
        <style:list-level-properties text:space-before="1.1cm" text:min-label-width="0.6cm" text:min-label-distance="0.199cm"/>
      </text:list-level-style-number>
      <text:list-level-style-number text:level="4" style:num-suffix="." style:num-format="I">
        <style:list-level-properties text:space-before="1.605cm" text:min-label-width="0.6cm" text:min-label-distance="0.199cm"/>
      </text:list-level-style-number>
      <text:list-level-style-number text:level="5" style:num-suffix="." style:num-format="I">
        <style:list-level-properties text:space-before="2cm" text:min-label-width="0.6cm" text:min-label-distance="0.199cm"/>
      </text:list-level-style-number>
      <text:list-level-style-number text:level="6" style:num-suffix="." style:num-format="I">
        <style:list-level-properties text:space-before="2.395cm" text:min-label-width="0.6cm" text:min-label-distance="0.199cm"/>
      </text:list-level-style-number>
      <text:list-level-style-number text:level="7" style:num-suffix="." style:num-format="I">
        <style:list-level-properties text:space-before="2.79cm" text:min-label-width="0.6cm" text:min-label-distance="0.199cm"/>
      </text:list-level-style-number>
      <text:list-level-style-number text:level="8" style:num-suffix="." style:num-format="I">
        <style:list-level-properties text:space-before="3.185cm" text:min-label-width="0.6cm" text:min-label-distance="0.199cm"/>
      </text:list-level-style-number>
      <text:list-level-style-number text:level="9" style:num-suffix="." style:num-format="I">
        <style:list-level-properties text:space-before="3.58cm" text:min-label-width="0.6cm" text:min-label-distance="0.199cm"/>
      </text:list-level-style-number>
      <text:list-level-style-number text:level="10" style:num-suffix="." style:num-format="I">
        <style:list-level-properties text:space-before="3.976cm" text:min-label-width="0.6cm" text:min-label-distance="0.199cm"/>
      </text:list-level-style-number>
    </text:list-style>
    <text:list-style style:name="List_20_1" style:display-name="List 1">
      <text:list-level-style-bullet text:level="1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4cm" text:min-label-width="0.3cm" text:min-label-distance="0.1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99cm" text:min-label-width="0.3cm" text:min-label-distance="0.1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199cm" text:min-label-width="0.3cm" text:min-label-distance="0.1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6cm" text:min-label-width="0.3cm" text:min-label-distance="0.1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cm" text:min-label-width="0.3cm" text:min-label-distance="0.1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399cm" text:min-label-width="0.3cm" text:min-label-distance="0.1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799cm" text:min-label-width="0.3cm" text:min-label-distance="0.1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3.2cm" text:min-label-width="0.3cm" text:min-label-distance="0.1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3.6cm" text:min-label-width="0.3cm" text:min-label-distance="0.199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cm" text:min-label-width="0.3cm" text:min-label-distance="0.1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6cm" text:min-label-width="0.3cm" text:min-label-distance="0.1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899cm" text:min-label-width="0.3cm" text:min-label-distance="0.1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199cm" text:min-label-width="0.3cm" text:min-label-distance="0.1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499cm" text:min-label-width="0.3cm" text:min-label-distance="0.1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801cm" text:min-label-width="0.3cm" text:min-label-distance="0.1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101cm" text:min-label-width="0.3cm" text:min-label-distance="0.1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401cm" text:min-label-width="0.3cm" text:min-label-distance="0.1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7cm" text:min-label-width="0.3cm" text:min-label-distance="0.199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95cm" text:min-label-width="0.3cm" text:min-label-distance="0.1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395cm" text:min-label-width="0.3cm" text:min-label-distance="0.1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395cm" text:min-label-width="0.3cm" text:min-label-distance="0.1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0.395cm" text:min-label-width="0.3cm" text:min-label-distance="0.1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0.395cm" text:min-label-width="0.3cm" text:min-label-distance="0.199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4cm" text:min-label-width="0.3cm" text:min-label-distance="0.1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99cm" text:min-label-width="0.3cm" text:min-label-distance="0.1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199cm" text:min-label-width="0.3cm" text:min-label-distance="0.1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6cm" text:min-label-width="0.3cm" text:min-label-distance="0.1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cm" text:min-label-width="0.3cm" text:min-label-distance="0.1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399cm" text:min-label-width="0.3cm" text:min-label-distance="0.1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799cm" text:min-label-width="0.3cm" text:min-label-distance="0.1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3.2cm" text:min-label-width="0.3cm" text:min-label-distance="0.1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3.6cm" text:min-label-width="0.3cm" text:min-label-distance="0.199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style:num-suffix="." text:bullet-char="•">
        <style:list-level-properties text:min-label-width="0.3cm" text:min-label-distance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4cm" text:min-label-width="0.3cm" text:min-label-distance="0.1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99cm" text:min-label-width="0.3cm" text:min-label-distance="0.1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199cm" text:min-label-width="0.3cm" text:min-label-distance="0.1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6cm" text:min-label-width="0.3cm" text:min-label-distance="0.1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cm" text:min-label-width="0.3cm" text:min-label-distance="0.1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399cm" text:min-label-width="0.3cm" text:min-label-distance="0.1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799cm" text:min-label-width="0.3cm" text:min-label-distance="0.1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3.2cm" text:min-label-width="0.3cm" text:min-label-distance="0.1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3.6cm" text:min-label-width="0.3cm" text:min-label-distance="0.1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4-26T17:57:26</meta:creation-date>
    <dc:date>2006-04-26T18:09:41</dc:date>
    <dc:language>de-DE</dc:language>
    <meta:editing-cycles>5</meta:editing-cycles>
    <meta:editing-duration>PT12M18S</meta:editing-duration>
    <meta:template xlink:type="simple" xlink:actuate="onRequest" xlink:role="template" xlink:href="../../../../.openoffice.org2/user/template/Dissertation.ott" xlink:title="Dissertation" meta:date="2006-04-26T17:57:24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7" meta:word-count="155" meta:character-count="1520"/>
  </office:meta>
</office:document-meta>
</file>